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66cm" fo:min-width="5.8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84cm" fo:min-width="5.977cm"/>
    </style:style>
    <style:style style:name="gr3" style:family="graphic" style:parent-style-name="standard">
      <style:graphic-properties draw:textarea-horizontal-align="justify" draw:textarea-vertical-align="middle" draw:auto-grow-height="false" fo:min-height="1.247cm" fo:min-width="3.19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66cm" fo:min-width="2.67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66cm" fo:min-width="1.134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paragraph-properties fo:text-align="start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1.016cm" svg:x="1cm" svg:y="5.956cm">
          <text:p text:style-name="P1">Data as CSV, JSON, etc.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6.477cm" svg:height="1.734cm" svg:x="1cm" svg:y="8.41cm">
          <text:p text:style-name="P3">KnitR template:</text:p>
          <text:p text:style-name="P3">(a) Markdown (*.md)</text:p>
          <text:p text:style-name="P3">(b) LaTeX template (*.Rnw)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859cm" svg:height="1.659cm" svg:x="8.317cm" svg:y="6.877cm">
          <text:p text:style-name="P5"><text:span text:style-name="T1">KnitR calls</text:span></text:p>
          <text:p text:style-name="P5"><text:span text:style-name="T1">in language 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7.35cm" svg:y1="6.464cm" svg:x2="8.317cm" svg:y2="7.706cm" draw:start-shape="id1" draw:start-glue-point="1" draw:end-shape="id2" svg:d="M7350 6464l967 1242" svg:viewBox="0 0 968 1243">
          <text:p/>
        </draw:connector>
        <draw:connector draw:style-name="gr4" draw:text-style-name="P2" draw:layer="layout" draw:type="line" svg:x1="7.477cm" svg:y1="9.277cm" svg:x2="8.317cm" svg:y2="7.706cm" draw:start-shape="id3" draw:start-glue-point="1" draw:end-shape="id2" draw:end-glue-point="3" svg:d="M7477 9277l840-1571" svg:viewBox="0 0 841 1572">
          <text:p/>
        </draw:connector>
        <draw:custom-shape draw:style-name="gr5" draw:text-style-name="P6" xml:id="id7" draw:id="id7" draw:layer="layout" svg:width="3.175cm" svg:height="1.016cm" svg:x="12.873cm" svg:y="4.972cm">
          <text:p text:style-name="P5"><text:span text:style-name="T1">HTML+P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3.175cm" svg:height="1.016cm" svg:x="12.873cm" svg:y="6.496cm">
          <text:p text:style-name="P5"><text:span text:style-name="T1">Word (*.docx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175cm" svg:height="1.016cm" svg:x="12.873cm" svg:y="7.896cm">
          <text:p text:style-name="P5"><text:span text:style-name="T1">PDF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.175cm" svg:height="1.016cm" svg:x="12.873cm" svg:y="9.296cm">
          <text:p text:style-name="P5"><text:span text:style-name="T1">LaTeX (*.tex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1.634cm" svg:height="1.016cm" svg:x="17.273cm" svg:y="9.296cm">
          <text:p text:style-name="P5"><text:span text:style-name="T1">PDF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2.176cm" svg:y1="7.706cm" svg:x2="12.873cm" svg:y2="9.804cm" draw:start-shape="id2" draw:start-glue-point="1" draw:end-shape="id4" draw:end-glue-point="3" svg:d="M12176 7706l697 2098" svg:viewBox="0 0 698 2099">
          <text:p/>
        </draw:connector>
        <draw:connector draw:style-name="gr4" draw:text-style-name="P7" draw:layer="layout" draw:type="line" svg:x1="12.176cm" svg:y1="7.706cm" svg:x2="12.873cm" svg:y2="8.404cm" draw:start-shape="id2" draw:start-glue-point="1" draw:end-shape="id5" draw:end-glue-point="3" svg:d="M12176 7706l697 698" svg:viewBox="0 0 698 699">
          <text:p/>
        </draw:connector>
        <draw:connector draw:style-name="gr4" draw:text-style-name="P7" draw:layer="layout" draw:type="line" svg:x1="12.176cm" svg:y1="7.706cm" svg:x2="12.873cm" svg:y2="7.004cm" draw:start-shape="id2" draw:start-glue-point="1" draw:end-shape="id6" draw:end-glue-point="3" svg:d="M12176 7706l697-702" svg:viewBox="0 0 698 703">
          <text:p/>
        </draw:connector>
        <draw:connector draw:style-name="gr4" draw:text-style-name="P7" draw:layer="layout" draw:type="line" svg:x1="12.176cm" svg:y1="7.706cm" svg:x2="12.873cm" svg:y2="5.48cm" draw:start-shape="id2" draw:start-glue-point="1" draw:end-shape="id7" draw:end-glue-point="3" svg:d="M12176 7706l697-2226" svg:viewBox="0 0 698 2227">
          <text:p/>
        </draw:connector>
        <draw:connector draw:style-name="gr4" draw:text-style-name="P7" draw:layer="layout" draw:type="line" svg:x1="16.048cm" svg:y1="9.804cm" svg:x2="17.273cm" svg:y2="9.804cm" draw:start-shape="id4" draw:start-glue-point="1" draw:end-shape="id8" draw:end-glue-point="3" svg:d="M16048 9804h1225" svg:viewBox="0 0 122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20:29:24.214721921</meta:creation-date>
    <dc:date>2019-10-10T20:40:33.946874764</dc:date>
    <meta:editing-duration>PT59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